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B20000016C3A8463C8.png" manifest:media-type="image/png"/>
  <manifest:file-entry manifest:full-path="Pictures/1000020100000C6F0000093C9F1FB98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rebuchetMS" svg:font-family="TrebuchetMS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center" style:justify-single-word="false"/>
      <style:text-properties fo:font-size="38pt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.2701in" svg:y="0in" svg:width="4.5in" svg:height="3.3402in" draw:z-index="0"><draw:image xlink:href="Pictures/1000020100000C6F0000093C9F1FB98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4">Open Source</text:p>
      <text:p text:style-name="P4">Comes to Campus</text:p>
      <text:p text:style-name="P2">is in room </text:p>
      <text:p text:style-name="P3"><text:span text:style-name="T2">CSB 452</text:span></text:p>
      <text:p text:style-name="P3"><text:span text:style-name="T2"/></text:p>
      <text:p text:style-name="P5"><draw:frame draw:style-name="fr2" draw:name="graphics2" text:anchor-type="paragraph" svg:width="3.0772in" svg:height="1.872in" draw:z-index="1"><draw:image xlink:href="Pictures/10000201000001B20000016C3A8463C8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rebuchetMS" svg:font-family="TrebuchetMS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9-24T20:10:05</meta:creation-date>
    <dc:date>2013-10-17T12:11:43</dc:date>
    <dc:creator>Shauna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2" meta:object-count="0" meta:page-count="1" meta:paragraph-count="4" meta:word-count="10" meta:character-count="44" meta:non-whitespace-character-count="37"/>
  </office:meta>
</office:document-meta>
</file>